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BED000000A8F1ACB8E0.png" manifest:media-type="image/png"/>
  <manifest:file-entry manifest:full-path="Pictures/10000201000002310000008FC7EDF612.png" manifest:media-type="image/png"/>
  <manifest:file-entry manifest:full-path="Pictures/10000201000001740000007168A7DD7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FreeMono" svg:font-family="FreeMono" style:font-family-generic="modern" style:font-pitch="fixed"/>
    <style:font-face style:name="MathJax_Main" svg:font-family="MathJax_Main" style:font-pitch="variable"/>
    <style:font-face style:name="TeX Gyre Bonum" svg:font-family="'TeX Gyre Bonum'" style:font-pitch="variable"/>
    <style:font-face style:name="TeXGyreSchola" svg:font-family="TeXGyreSchol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3cm" svg:stroke-color="#003366" draw:marker-start-width="0.65cm" draw:marker-end-width="0.65cm" draw:fill="none" draw:textarea-horizontal-align="justify" draw:textarea-vertical-align="middle" draw:auto-grow-height="false" fo:padding-top="0.275cm" fo:padding-bottom="0.275cm" fo:padding-left="0.4cm" fo:padding-right="0.4cm" draw:shadow="hidden"/>
    </style:style>
    <style:style style:name="gr2" style:family="graphic" style:parent-style-name="standard">
      <style:graphic-properties svg:stroke-width="0.3cm" svg:stroke-color="#003366" draw:marker-start-width="0.65cm" draw:marker-end-width="0.65cm" draw:fill="solid" draw:fill-color="#ffffff" draw:textarea-horizontal-align="justify" draw:textarea-vertical-align="middle" draw:auto-grow-height="false" fo:padding-top="0.275cm" fo:padding-bottom="0.275cm" fo:padding-left="0.4cm" fo:padding-right="0.4cm" draw:shadow="hidden"/>
    </style:style>
    <style:style style:name="gr3" style:family="graphic" style:parent-style-name="standard">
      <style:graphic-properties svg:stroke-width="0.3cm" svg:stroke-color="#003366" draw:marker-start-width="0.65cm" draw:marker-end-width="0.65cm" draw:fill="none" draw:fill-color="#ff3333" draw:textarea-horizontal-align="justify" draw:textarea-vertical-align="middle" draw:auto-grow-height="false" fo:padding-top="0.275cm" fo:padding-bottom="0.275cm" fo:padding-left="0.4cm" fo:padding-right="0.4cm" draw:shadow="hidden"/>
    </style:style>
    <style:style style:name="gr4" style:family="graphic" style:parent-style-name="standard">
      <style:graphic-properties svg:stroke-width="0.3cm" svg:stroke-color="#003366" draw:marker-start-width="0.65cm" draw:marker-end-width="0.65cm" draw:fill="solid" draw:fill-color="#ff3333" draw:textarea-horizontal-align="justify" draw:textarea-vertical-align="middle" draw:auto-grow-height="false" fo:padding-top="0.275cm" fo:padding-bottom="0.275cm" fo:padding-left="0.4cm" fo:padding-right="0.4cm" draw:shadow="hidden"/>
    </style:style>
    <style:style style:name="gr5" style:family="graphic" style:parent-style-name="standard">
      <style:graphic-properties draw:stroke="none" svg:stroke-color="#000000" draw:fill="none" draw:fill-color="#ffffff" fo:min-height="1.15cm"/>
    </style:style>
    <style:style style:name="gr6" style:family="graphic" style:parent-style-name="塗りつぶしなし線なしオブジェクト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width="0.2cm" svg:stroke-color="#808080" draw:marker-start-width="0.5cm" draw:marker-end-width="0.5cm" draw:fill="none" draw:textarea-vertical-align="middle" draw:auto-grow-height="false" fo:min-height="0.749cm" fo:min-width="0.499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objectwithoutfill">
      <style:graphic-properties svg:stroke-width="0.3cm" svg:stroke-color="#333333" draw:marker-start-width="0.65cm" draw:marker-end="Arrow" draw:marker-end-width="0.75cm" draw:fill="none" draw:textarea-vertical-align="middle" fo:padding-top="0.275cm" fo:padding-bottom="0.275cm" fo:padding-left="0.4cm" fo:padding-right="0.4cm"/>
    </style:style>
    <style:style style:name="P1" style:family="paragraph">
      <style:paragraph-properties fo:text-align="center"/>
    </style:style>
    <style:style style:name="P2" style:family="paragraph">
      <style:text-properties fo:color="#1c1c1c" style:font-name="Ubuntu" fo:font-size="48pt" style:font-name-asian="Ubuntu" style:font-size-asian="48pt" style:font-size-complex="48p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paragraph-properties fo:text-align="center"/>
      <style:text-properties fo:font-size="40pt" style:font-size-asian="40pt" style:font-size-complex="40pt"/>
    </style:style>
    <style:style style:name="T1" style:family="text">
      <style:text-properties fo:color="#1c1c1c" style:font-name="Ubuntu" fo:font-size="48pt" style:font-name-asian="Ubuntu" style:font-size-asian="48pt" style:font-size-complex="48pt"/>
    </style:style>
    <style:style style:name="T2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g>
          <draw:path draw:style-name="gr1" draw:text-style-name="P1" draw:layer="layout" svg:width="3.736cm" svg:height="5.843cm" svg:x="7.925cm" svg:y="6.455cm" svg:viewBox="0 0 3737 5844" svg:d="M1868 0c623 1948 1246 3896 1869 5844-1245 0-2491 0-3737 0 623-1948 1246-3896 1868-5844zM0 0zM3737 5844z">
            <text:p/>
          </draw:path>
          <draw:path draw:style-name="gr2" draw:text-style-name="P1" draw:layer="layout" svg:width="3.804cm" svg:height="3.804cm" svg:x="7.891cm" svg:y="5.3cm" svg:viewBox="0 0 3805 3805" svg:d="M1902 0c1079 0 1903 824 1903 1902 0 1079-824 1903-1903 1903-1078 0-1902-824-1902-1903 0-1078 824-1902 1902-1902zM0 0zM3805 3805z">
            <text:p/>
          </draw:path>
        </draw:g>
        <draw:g>
          <draw:path draw:style-name="gr1" draw:text-style-name="P1" draw:layer="layout" svg:width="3.736cm" svg:height="5.843cm" svg:x="2.868cm" svg:y="6.456cm" svg:viewBox="0 0 3737 5844" svg:d="M1868 0c623 1948 1246 3896 1869 5844-1245 0-2491 0-3737 0 623-1948 1246-3896 1868-5844zM0 0zM3737 5844z">
            <text:p/>
          </draw:path>
          <draw:path draw:style-name="gr2" draw:text-style-name="P1" draw:layer="layout" svg:width="3.804cm" svg:height="3.804cm" svg:x="2.834cm" svg:y="5.301cm" svg:viewBox="0 0 3805 3805" svg:d="M1902 0c1079 0 1903 824 1903 1902 0 1079-824 1903-1903 1903-1078 0-1902-824-1902-1903 0-1078 824-1902 1902-1902zM0 0zM3805 3805z">
            <text:p/>
          </draw:path>
        </draw:g>
        <draw:g>
          <draw:path draw:style-name="gr3" draw:text-style-name="P1" draw:layer="layout" svg:width="3.736cm" svg:height="5.843cm" svg:x="18.037cm" svg:y="6.456cm" svg:viewBox="0 0 3737 5844" svg:d="M1868 0c623 1948 1246 3896 1869 5844-1245 0-2491 0-3737 0 623-1948 1246-3896 1868-5844zM0 0zM3737 5844z">
            <text:p/>
          </draw:path>
          <draw:path draw:style-name="gr2" draw:text-style-name="P1" draw:layer="layout" svg:width="3.804cm" svg:height="3.804cm" svg:x="18.003cm" svg:y="5.301cm" svg:viewBox="0 0 3805 3805" svg:d="M1902 0c1079 0 1903 824 1903 1902 0 1079-824 1903-1903 1903-1078 0-1902-824-1902-1903 0-1078 824-1902 1902-1902zM0 0zM3805 3805z">
            <text:p/>
          </draw:path>
        </draw:g>
        <draw:g>
          <draw:path draw:style-name="gr4" draw:text-style-name="P1" draw:layer="layout" svg:width="3.736cm" svg:height="5.843cm" svg:x="12.981cm" svg:y="6.456cm" svg:viewBox="0 0 3737 5844" svg:d="M1868 0c623 1948 1246 3896 1869 5844-1245 0-2491 0-3737 0 623-1948 1246-3896 1868-5844zM0 0zM3737 5844z">
            <text:p/>
          </draw:path>
          <draw:path draw:style-name="gr4" draw:text-style-name="P1" draw:layer="layout" svg:width="3.804cm" svg:height="3.804cm" svg:x="12.947cm" svg:y="5.301cm" svg:viewBox="0 0 3805 3805" svg:d="M1902 0c1079 0 1903 824 1903 1902 0 1079-824 1903-1903 1903-1078 0-1902-824-1902-1903 0-1078 824-1902 1902-1902zM0 0zM3805 3805z">
            <text:p/>
          </draw:path>
        </draw:g>
        <draw:g>
          <draw:path draw:style-name="gr1" draw:text-style-name="P1" draw:layer="layout" svg:width="3.736cm" svg:height="5.843cm" svg:x="23.095cm" svg:y="6.456cm" svg:viewBox="0 0 3737 5844" svg:d="M1868 0c623 1948 1246 3896 1869 5844-1245 0-2491 0-3737 0 623-1948 1246-3896 1868-5844zM0 0zM3737 5844z">
            <text:p/>
          </draw:path>
          <draw:path draw:style-name="gr2" draw:text-style-name="P1" draw:layer="layout" svg:width="3.804cm" svg:height="3.804cm" svg:x="23.061cm" svg:y="5.301cm" svg:viewBox="0 0 3805 3805" svg:d="M1902 0c1079 0 1903 824 1903 1902 0 1079-824 1903-1903 1903-1078 0-1902-824-1902-1903 0-1078 824-1902 1902-1902zM0 0zM3805 3805z">
            <text:p/>
          </draw:path>
        </draw:g>
        <draw:frame draw:style-name="gr5" draw:text-style-name="P2" draw:layer="layout" svg:width="1.4cm" svg:height="2.152cm" svg:x="14.1cm" svg:y="6.2cm">
          <draw:text-box>
            <text:p text:style-name="P2"><text:span text:style-name="T1">1</text:span></text:p>
          </draw:text-box>
        </draw:frame>
        <draw:frame draw:style-name="gr6" draw:text-style-name="P1" draw:layer="layout" svg:width="3.142cm" svg:height="0.954cm" svg:x="5.664cm" svg:y="14.546cm">
          <draw:image xlink:href="Pictures/10000201000001740000007168A7DD77.png" xlink:type="simple" xlink:show="embed" xlink:actuate="onLoad">
            <text:p/>
          </draw:image>
        </draw:frame>
        <draw:custom-shape draw:style-name="gr7" draw:text-style-name="P1" draw:layer="layout" svg:width="1.4cm" svg:height="9.6cm" draw:transform="rotate (1.5707963267949) translate (2.435cm 14.2cm)">
          <text:p/>
          <draw:enhanced-geometry svg:viewBox="0 0 21600 21600" draw:glue-points="21600 0 0 10800 21600 21600" draw:text-areas="13800 ?f9 21600 ?f10" draw:mirror-horizontal="false" draw:mirror-vertical="false" draw:type="left-brace" draw:modifiers="1122.63305905635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6" draw:text-style-name="P1" draw:layer="layout" svg:width="4.706cm" svg:height="1.2cm" svg:x="4.135cm" svg:y="16.34cm">
          <draw:image xlink:href="Pictures/10000201000002310000008FC7EDF612.png" xlink:type="simple" xlink:show="embed" xlink:actuate="onLoad">
            <text:p/>
          </draw:image>
        </draw:frame>
        <draw:frame draw:style-name="gr8" draw:text-style-name="P3" draw:layer="layout" svg:width="3.7cm" svg:height="1.661cm" svg:x="8.965cm" svg:y="16cm">
          <draw:text-box>
            <text:p text:style-name="P3"><text:span text:style-name="T2">通り</text:span></text:p>
          </draw:text-box>
        </draw:frame>
        <draw:frame draw:style-name="gr8" draw:text-style-name="P3" draw:layer="layout" svg:width="3.7cm" svg:height="1.661cm" svg:x="8.965cm" svg:y="16.001cm">
          <draw:text-box>
            <text:p text:style-name="P3"><text:span text:style-name="T2">通り</text:span></text:p>
          </draw:text-box>
        </draw:frame>
        <draw:frame draw:style-name="gr6" draw:text-style-name="P1" draw:layer="layout" svg:width="26.999cm" svg:height="1.485cm" svg:x="1.351cm" svg:y="18.2cm">
          <draw:image xlink:href="Pictures/1000020100000BED000000A8F1ACB8E0.png" xlink:type="simple" xlink:show="embed" xlink:actuate="onLoad">
            <text:p/>
          </draw:image>
        </draw:frame>
        <draw:line draw:style-name="gr9" draw:text-style-name="P1" draw:layer="layout" svg:x1="2.3cm" svg:y1="4cm" svg:x2="27.5cm" svg:y2="4cm">
          <text:p/>
        </draw:line>
        <draw:frame draw:style-name="gr8" draw:text-style-name="P3" draw:layer="layout" svg:width="12.2cm" svg:height="1.661cm" svg:x="8.75cm" svg:y="1.802cm">
          <draw:text-box>
            <text:p text:style-name="P4"><text:span text:style-name="T2">発言権の順序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FreeMono" svg:font-family="FreeMono" style:font-family-generic="modern" style:font-pitch="fixed"/>
    <style:font-face style:name="MathJax_Main" svg:font-family="MathJax_Main" style:font-pitch="variable"/>
    <style:font-face style:name="TeX Gyre Bonum" svg:font-family="'TeX Gyre Bonum'" style:font-pitch="variable"/>
    <style:font-face style:name="TeXGyreSchola" svg:font-family="TeXGyreSchola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6T19:24:34.871795300</meta:creation-date>
    <dc:date>2015-01-16T19:58:45.944091693</dc:date>
    <meta:editing-duration>PT18M59S</meta:editing-duration>
    <meta:editing-cycles>6</meta:editing-cycles>
    <meta:generator>LibreOffice/4.2.7.2$Linux_X86_64 LibreOffice_project/420m0$Build-2</meta:generator>
    <meta:document-statistic meta:object-count="24"/>
  </office:meta>
</office:document-meta>
</file>